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c36" officeooo:paragraph-rsid="00194c36"/>
    </style:style>
    <style:style style:name="P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c36" officeooo:paragraph-rsid="001f8061"/>
    </style:style>
    <style:style style:name="P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c36" officeooo:paragraph-rsid="00218abb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c36" officeooo:paragraph-rsid="00281653" fo:background-color="#ffffff"/>
    </style:style>
    <style:style style:name="P5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f8061" officeooo:paragraph-rsid="001f8061" style:font-size-asian="12pt" style:font-size-complex="12pt"/>
    </style:style>
    <style:style style:name="P6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cbdb9" officeooo:paragraph-rsid="001cbdb9" style:font-size-asian="12pt" style:font-size-complex="12pt"/>
    </style:style>
    <style:style style:name="P7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bb0e0" officeooo:paragraph-rsid="001bb0e0" style:font-size-asian="12pt" style:font-size-complex="12pt"/>
    </style:style>
    <style:style style:name="P8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94c36" officeooo:paragraph-rsid="00296421" style:font-size-asian="12pt" style:font-size-complex="12pt"/>
    </style:style>
    <style:style style:name="P9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94c36" officeooo:paragraph-rsid="00194c36" style:font-size-asian="12pt" style:font-size-complex="12pt"/>
    </style:style>
    <style:style style:name="P10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297102" officeooo:paragraph-rsid="00297102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254a33" officeooo:paragraph-rsid="00254a33" fo:background-color="#ffffff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194c36" officeooo:paragraph-rsid="00218abb" fo:background-color="#ffffff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22eb4e" officeooo:paragraph-rsid="0022eb4e" fo:background-color="#ffffff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194c36" officeooo:paragraph-rsid="001f8061" style:font-size-asian="12pt" style:font-size-complex="12pt"/>
    </style:style>
    <style:style style:name="P15" style:family="paragraph" style:parent-style-name="Standard">
      <style:text-properties fo:font-variant="normal" fo:text-transform="none" fo:color="#000066" style:font-name="OpenSans" fo:font-size="12pt" fo:letter-spacing="normal" fo:font-style="normal" fo:font-weight="normal" officeooo:rsid="00194c36" officeooo:paragraph-rsid="00194c36" fo:background-color="#ffffff" style:font-size-asian="12pt" style:font-size-complex="12pt"/>
    </style:style>
    <style:style style:name="P16" style:family="paragraph" style:parent-style-name="Standard">
      <style:text-properties fo:color="#505050" style:font-name="OpenSans" fo:font-size="9pt" fo:font-weight="normal" officeooo:paragraph-rsid="00281653"/>
    </style:style>
    <style:style style:name="P17" style:family="paragraph" style:parent-style-name="Standard">
      <style:text-properties fo:color="#505050" style:font-name="OpenSans" fo:font-size="9pt" fo:font-weight="normal" officeooo:paragraph-rsid="002900ce" fo:background-color="#ffffff"/>
    </style:style>
    <style:style style:name="P18" style:family="paragraph" style:parent-style-name="Standard">
      <style:text-properties fo:color="#505050" style:font-name="OpenSans" fo:font-size="9pt" fo:font-weight="normal" officeooo:paragraph-rsid="00296421"/>
    </style:style>
    <style:style style:name="P19" style:family="paragraph" style:parent-style-name="Standard">
      <style:text-properties fo:color="#505050" style:font-name="OpenSans" fo:font-size="9pt" fo:font-weight="normal" officeooo:paragraph-rsid="00297102"/>
    </style:style>
    <style:style style:name="P20" style:family="paragraph" style:parent-style-name="Standard">
      <style:text-properties fo:color="#3333ff" style:font-name="OpenSans" fo:font-size="12pt" fo:font-weight="normal" officeooo:paragraph-rsid="00281653" fo:background-color="#ffffff" style:font-size-asian="12pt" style:font-size-complex="12pt"/>
    </style:style>
    <style:style style:name="P21" style:family="paragraph" style:parent-style-name="Standard">
      <style:text-properties fo:color="#3333ff" style:font-name="OpenSans" fo:font-size="12pt" fo:font-weight="normal" officeooo:paragraph-rsid="00281653" style:font-size-asian="12pt" style:font-size-complex="12pt"/>
    </style:style>
    <style:style style:name="P22" style:family="paragraph" style:parent-style-name="Standard">
      <style:text-properties fo:color="#111111" style:font-name="Droid Sans Mono" fo:font-size="12pt" fo:font-weight="normal" officeooo:rsid="002900ce" officeooo:paragraph-rsid="002900ce" fo:background-color="#ffffff" style:font-size-asian="12pt" style:font-size-complex="12pt"/>
    </style:style>
    <style:style style:name="P23" style:family="paragraph" style:parent-style-name="Standard">
      <style:paragraph-properties style:line-height-at-least="0.503cm"/>
      <style:text-properties fo:color="#111111" style:font-name="Droid Sans Mono" fo:font-size="12pt" fo:font-weight="normal" fo:background-color="#ffffff" style:font-size-asian="12pt" style:font-size-complex="12pt"/>
    </style:style>
    <style:style style:name="P24" style:family="paragraph" style:parent-style-name="Standard">
      <style:text-properties fo:color="#111111" style:font-name="Droid Sans Mono" fo:font-size="12pt" fo:font-weight="normal" officeooo:rsid="001b5e10" officeooo:paragraph-rsid="002b18d0" fo:background-color="#ffffff" style:font-size-asian="12pt" style:font-size-complex="12pt"/>
    </style:style>
    <style:style style:name="P25" style:family="paragraph" style:parent-style-name="Standard">
      <style:text-properties fo:color="#111111" fo:font-size="12pt" officeooo:rsid="001b5e10" officeooo:paragraph-rsid="001b5e10" style:font-size-asian="12pt" style:font-size-complex="12pt"/>
    </style:style>
    <style:style style:name="P26" style:family="paragraph" style:parent-style-name="Standard">
      <style:text-properties fo:font-size="12pt" officeooo:rsid="00194c36" officeooo:paragraph-rsid="00194c36" style:font-size-asian="12pt" style:font-size-complex="12pt"/>
    </style:style>
    <style:style style:name="P27" style:family="paragraph" style:parent-style-name="Standard">
      <style:text-properties fo:font-size="12pt" officeooo:rsid="00194c36" officeooo:paragraph-rsid="001b5e10" style:font-size-asian="12pt" style:font-size-complex="12pt"/>
    </style:style>
    <style:style style:name="P28" style:family="paragraph" style:parent-style-name="Standard">
      <style:text-properties fo:font-size="12pt" officeooo:rsid="001b5e10" officeooo:paragraph-rsid="001b5e10" style:font-size-asian="12pt" style:font-size-complex="12pt"/>
    </style:style>
    <style:style style:name="P29" style:family="paragraph" style:parent-style-name="Standard">
      <style:text-properties fo:color="#000066" style:font-name="Droid Sans Mono" fo:font-size="12pt" fo:font-weight="normal" officeooo:rsid="001b5e10" officeooo:paragraph-rsid="001b5e10" fo:background-color="#ffffff" style:font-size-asian="12pt" style:font-size-complex="12pt"/>
    </style:style>
    <style:style style:name="P30" style:family="paragraph" style:parent-style-name="Standard">
      <style:text-properties fo:color="#000066" style:font-name="Droid Sans Mono" fo:font-size="12pt" fo:font-weight="normal" officeooo:paragraph-rsid="002b18d0" fo:background-color="#ffffff"/>
    </style:style>
    <style:style style:name="P31" style:family="paragraph" style:parent-style-name="Standard">
      <style:text-properties fo:font-variant="normal" fo:text-transform="none" fo:color="#3333ff" style:font-name="Droid Sans Mono" fo:font-size="12pt" fo:letter-spacing="normal" fo:font-style="normal" fo:font-weight="normal" officeooo:rsid="00254a33" officeooo:paragraph-rsid="002900ce" fo:background-color="#ffffff" style:font-size-asian="12pt" style:font-size-complex="12pt"/>
    </style:style>
    <style:style style:name="P32" style:family="paragraph" style:parent-style-name="Standard">
      <style:text-properties fo:font-variant="normal" fo:text-transform="none" fo:color="#3333ff" style:font-name="Droid Sans Mono" fo:font-size="12pt" fo:letter-spacing="normal" fo:font-style="normal" fo:font-weight="normal" officeooo:rsid="00254a33" officeooo:paragraph-rsid="00281653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3333ff" style:font-name="Droid Sans Mono" fo:font-size="12pt" fo:letter-spacing="normal" fo:font-style="normal" fo:font-weight="normal" officeooo:rsid="00254a33" officeooo:paragraph-rsid="00254a33" fo:background-color="#ffffff" style:font-size-asian="12pt" style:font-size-complex="12pt"/>
    </style:style>
    <style:style style:name="P34" style:family="paragraph" style:parent-style-name="Standard">
      <style:text-properties fo:font-variant="normal" fo:text-transform="none" fo:color="#3333ff" style:font-name="Droid Sans Mono" fo:font-size="12pt" fo:letter-spacing="normal" fo:font-style="normal" fo:font-weight="normal" officeooo:rsid="00194c36" officeooo:paragraph-rsid="001f8061" fo:background-color="#ffffff" style:font-size-asian="12pt" style:font-size-complex="12pt"/>
    </style:style>
    <style:style style:name="P35" style:family="paragraph" style:parent-style-name="Standard">
      <style:text-properties fo:font-variant="normal" fo:text-transform="none" fo:color="#3333ff" style:font-name="Droid Sans Mono" fo:font-size="12pt" fo:letter-spacing="normal" fo:font-style="normal" fo:font-weight="normal" officeooo:rsid="00194c36" officeooo:paragraph-rsid="00296421" fo:background-color="#ffffff" style:font-size-asian="12pt" style:font-size-complex="12pt"/>
    </style:style>
    <style:style style:name="P36" style:family="paragraph" style:parent-style-name="Standard">
      <style:text-properties fo:font-variant="normal" fo:text-transform="none" fo:color="#111111" style:font-name="Droid Sans Mono" fo:font-size="12pt" fo:letter-spacing="normal" fo:font-style="normal" fo:font-weight="normal" officeooo:rsid="00254a33" officeooo:paragraph-rsid="002900ce" fo:background-color="#ffffff" style:font-size-asian="12pt" style:font-size-complex="12pt"/>
    </style:style>
    <style:style style:name="P37" style:family="paragraph" style:parent-style-name="Standard">
      <style:text-properties fo:font-variant="normal" fo:text-transform="none" fo:color="#111111" style:font-name="Droid Sans Mono" fo:font-size="12pt" fo:letter-spacing="normal" fo:font-style="normal" fo:font-weight="normal" officeooo:rsid="00254a33" officeooo:paragraph-rsid="00281653" fo:background-color="#ffffff" style:font-size-asian="12pt" style:font-size-complex="12pt"/>
    </style:style>
    <style:style style:name="P38" style:family="paragraph" style:parent-style-name="Standard">
      <style:text-properties fo:font-variant="normal" fo:text-transform="none" fo:color="#111111" style:font-name="Droid Sans Mono" fo:font-size="12pt" fo:letter-spacing="normal" fo:font-style="normal" fo:font-weight="normal" officeooo:rsid="002900ce" officeooo:paragraph-rsid="002900ce" fo:background-color="#ffffff" style:font-size-asian="12pt" style:font-size-complex="12pt"/>
    </style:style>
    <style:style style:name="P39" style:family="paragraph" style:parent-style-name="Standard">
      <style:text-properties fo:font-variant="normal" fo:text-transform="none" fo:color="#111111" style:font-name="Droid Sans Mono" fo:font-size="12pt" fo:letter-spacing="normal" fo:font-style="normal" fo:font-weight="normal" officeooo:rsid="00194c36" officeooo:paragraph-rsid="00297102" fo:background-color="#ffffff" style:font-size-asian="12pt" style:font-size-complex="12pt"/>
    </style:style>
    <style:style style:name="P40" style:family="paragraph" style:parent-style-name="Standard">
      <style:text-properties fo:font-variant="normal" fo:text-transform="none" fo:color="#111111" style:font-name="Droid Sans Mono" fo:font-size="12pt" fo:letter-spacing="normal" fo:font-style="normal" fo:font-weight="normal" officeooo:rsid="00297102" officeooo:paragraph-rsid="00297102" fo:background-color="#ffffff" style:font-size-asian="12pt" style:font-size-complex="12pt"/>
    </style:style>
    <style:style style:name="P41" style:family="paragraph" style:parent-style-name="Standard">
      <style:text-properties fo:font-variant="normal" fo:text-transform="none" fo:color="#505050" style:font-name="Droid Sans Mono" fo:font-size="12pt" fo:letter-spacing="normal" fo:font-style="normal" fo:font-weight="normal" officeooo:rsid="00254a33" officeooo:paragraph-rsid="002900ce" fo:background-color="#ffffff" style:font-size-asian="12pt" style:font-size-complex="12pt"/>
    </style:style>
    <style:style style:name="P42" style:family="paragraph" style:parent-style-name="Standard">
      <style:text-properties fo:font-variant="normal" fo:text-transform="none" fo:color="#505050" style:font-name="Droid Sans Mono" fo:font-size="12pt" fo:letter-spacing="normal" fo:font-style="normal" fo:font-weight="normal" officeooo:rsid="00254a33" officeooo:paragraph-rsid="00281653" fo:background-color="#ffffff" style:font-size-asian="12pt" style:font-size-complex="12pt"/>
    </style:style>
    <style:style style:name="P43" style:family="paragraph" style:parent-style-name="Standard">
      <style:text-properties fo:font-variant="normal" fo:text-transform="none" fo:color="#505050" style:font-name="Droid Sans Mono" fo:font-size="12pt" fo:letter-spacing="normal" fo:font-style="normal" fo:font-weight="normal" officeooo:rsid="00281653" officeooo:paragraph-rsid="00281653" fo:background-color="#ffffff" style:font-size-asian="12pt" style:font-size-complex="12pt"/>
    </style:style>
    <style:style style:name="P4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c36" officeooo:paragraph-rsid="00336e88"/>
    </style:style>
    <style:style style:name="P45" style:family="paragraph" style:parent-style-name="Standard">
      <style:text-properties fo:font-variant="normal" fo:text-transform="none" fo:color="#ce9178" style:font-name="Droid Sans Mono" fo:font-size="12pt" fo:letter-spacing="normal" fo:font-style="normal" fo:font-weight="normal" officeooo:rsid="00254a33" officeooo:paragraph-rsid="00254a33" fo:background-color="#1e1e1e" style:font-size-asian="12pt" style:font-size-complex="12pt"/>
    </style:style>
    <style:style style:name="P46" style:family="paragraph" style:parent-style-name="Standard">
      <style:text-properties fo:font-variant="normal" fo:text-transform="none" fo:color="#ce9178" style:font-name="Droid Sans Mono" fo:font-size="12pt" fo:letter-spacing="normal" fo:font-style="normal" fo:font-weight="normal" officeooo:rsid="00194c36" officeooo:paragraph-rsid="00296421" fo:background-color="#1e1e1e" style:font-size-asian="12pt" style:font-size-complex="12pt"/>
    </style:style>
    <style:style style:name="P47" style:family="paragraph" style:parent-style-name="Standard">
      <style:text-properties fo:font-variant="normal" fo:text-transform="none" fo:color="#000000" style:font-name="Droid Sans Mono" fo:font-size="12pt" fo:letter-spacing="normal" fo:font-style="normal" fo:font-weight="normal" officeooo:rsid="00254a33" officeooo:paragraph-rsid="00254a33" fo:background-color="#ffffff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font-name="Droid Sans Mono" fo:font-size="12pt" fo:letter-spacing="normal" fo:font-style="normal" fo:font-weight="normal" officeooo:rsid="00254a33" officeooo:paragraph-rsid="00281653" fo:background-color="#ffffff" style:font-size-asian="12pt" style:font-size-complex="12pt"/>
    </style:style>
    <style:style style:name="P49" style:family="paragraph" style:parent-style-name="Standard">
      <style:text-properties fo:font-variant="normal" fo:text-transform="none" fo:color="#000000" style:font-name="Droid Sans Mono" fo:font-size="12pt" fo:letter-spacing="normal" fo:font-style="normal" fo:font-weight="normal" officeooo:rsid="00194c36" officeooo:paragraph-rsid="00281653" fo:background-color="#ffffff" style:font-size-asian="12pt" style:font-size-complex="12pt"/>
    </style:style>
    <style:style style:name="P50" style:family="paragraph" style:parent-style-name="Standard">
      <style:text-properties fo:font-variant="normal" fo:text-transform="none" fo:color="#000000" style:font-name="Droid Sans Mono" fo:font-size="12pt" fo:letter-spacing="normal" fo:font-style="normal" fo:font-weight="normal" officeooo:rsid="00194c36" officeooo:paragraph-rsid="00218abb" fo:background-color="#ffffff" style:font-size-asian="12pt" style:font-size-complex="12pt"/>
    </style:style>
    <style:style style:name="P51" style:family="paragraph" style:parent-style-name="Standard">
      <style:text-properties fo:font-variant="normal" fo:text-transform="none" fo:color="#000000" style:font-name="Droid Sans Mono" fo:font-size="12pt" fo:letter-spacing="normal" fo:font-style="normal" fo:font-weight="normal" officeooo:rsid="00281653" officeooo:paragraph-rsid="00281653" fo:background-color="#ffffff" style:font-size-asian="12pt" style:font-size-complex="12pt"/>
    </style:style>
    <style:style style:name="P52" style:family="paragraph" style:parent-style-name="Standard">
      <style:text-properties fo:font-variant="normal" fo:text-transform="none" fo:color="#000000" style:font-name="Droid Sans Mono" fo:font-size="12pt" fo:letter-spacing="normal" fo:font-style="normal" fo:font-weight="normal" officeooo:rsid="00218abb" officeooo:paragraph-rsid="00218abb" fo:background-color="#ffffff" style:font-size-asian="12pt" style:font-size-complex="12pt"/>
    </style:style>
    <style:style style:name="P53" style:family="paragraph" style:parent-style-name="Standard">
      <style:text-properties fo:color="#000000" style:font-name="Droid Sans Mono" fo:font-size="12pt" fo:font-weight="normal" officeooo:paragraph-rsid="00281653" fo:background-color="#ffffff" style:font-size-asian="12pt" style:font-size-complex="12pt"/>
    </style:style>
    <style:style style:name="P54" style:family="paragraph" style:parent-style-name="Standard">
      <style:text-properties fo:color="#3333ff" style:font-name="Droid Sans Mono" fo:font-size="12pt" fo:font-weight="normal" officeooo:paragraph-rsid="00296421" fo:background-color="#ffffff" style:font-size-asian="12pt" style:font-size-complex="12pt"/>
    </style:style>
    <style:style style:name="P55" style:family="paragraph" style:parent-style-name="Standard">
      <style:text-properties fo:color="#111111" style:font-name="Droid Sans Mono" fo:font-size="12pt" fo:font-weight="normal" officeooo:rsid="002b18d0" officeooo:paragraph-rsid="002b18d0" fo:background-color="#ffffff" style:font-size-asian="12pt" style:font-size-complex="12pt"/>
    </style:style>
    <style:style style:name="T1" style:family="text">
      <style:text-properties fo:font-variant="normal" fo:text-transform="none" style:font-name="Droid Sans Mono" fo:letter-spacing="normal" fo:font-style="normal" officeooo:rsid="00254a33"/>
    </style:style>
    <style:style style:name="T2" style:family="text">
      <style:text-properties fo:font-variant="normal" fo:text-transform="none" style:font-name="Droid Sans Mono" fo:letter-spacing="normal" fo:font-style="normal" officeooo:rsid="00254a33" fo:background-color="#ffffff" loext:char-shading-value="0"/>
    </style:style>
    <style:style style:name="T3" style:family="text">
      <style:text-properties fo:font-variant="normal" fo:text-transform="none" fo:color="#3333ff" style:font-name="Droid Sans Mono" fo:font-size="12pt" fo:letter-spacing="normal" fo:font-style="normal" officeooo:rsid="00254a33" fo:background-color="#ffffff" loext:char-shading-value="0" style:font-size-asian="12pt" style:font-size-complex="12pt"/>
    </style:style>
    <style:style style:name="T4" style:family="text">
      <style:text-properties fo:font-variant="normal" fo:text-transform="none" fo:color="#3333ff" style:font-name="Droid Sans Mono" fo:font-size="12pt" fo:letter-spacing="normal" fo:font-style="normal" officeooo:rsid="00194c36" fo:background-color="#ffffff" loext:char-shading-value="0" style:font-size-asian="12pt" style:font-size-complex="12pt"/>
    </style:style>
    <style:style style:name="T5" style:family="text">
      <style:text-properties fo:font-variant="normal" fo:text-transform="none" fo:color="#3333ff" fo:font-size="12pt" fo:letter-spacing="normal" fo:font-style="normal" officeooo:rsid="00194c36" fo:background-color="#ffffff" loext:char-shading-value="0" style:font-size-asian="12pt" style:font-size-complex="12pt"/>
    </style:style>
    <style:style style:name="T6" style:family="text">
      <style:text-properties fo:font-variant="normal" fo:text-transform="none" fo:letter-spacing="normal" fo:font-style="normal" officeooo:rsid="00254a33"/>
    </style:style>
    <style:style style:name="T7" style:family="text">
      <style:text-properties fo:background-color="#ffffff" loext:char-shading-value="0" style:font-size-asian="12pt" style:font-size-complex="12pt"/>
    </style:style>
    <style:style style:name="T8" style:family="text">
      <style:text-properties officeooo:rsid="001b5e10" fo:background-color="#ffffff" loext:char-shading-value="0" style:font-size-asian="12pt" style:font-size-complex="12pt"/>
    </style:style>
    <style:style style:name="T9" style:family="text">
      <style:text-properties style:font-name="Droid Sans Mono" fo:background-color="#ffffff" loext:char-shading-value="0"/>
    </style:style>
    <style:style style:name="T10" style:family="text">
      <style:text-properties style:font-name="Droid Sans Mono" fo:font-size="12pt" officeooo:rsid="00254a33" fo:background-color="#ffffff" loext:char-shading-value="0" style:font-size-asian="12pt" style:font-size-complex="12pt"/>
    </style:style>
    <style:style style:name="T11" style:family="text">
      <style:text-properties fo:color="#3333ff" style:font-name="Droid Sans Mono" fo:font-size="12pt" fo:background-color="#ffffff" loext:char-shading-value="0" style:font-size-asian="12pt" style:font-size-complex="12pt"/>
    </style:style>
    <style:style style:name="T12" style:family="text">
      <style:text-properties fo:color="#3333ff" style:font-name="Droid Sans Mono" fo:font-size="12pt" officeooo:rsid="00254a33" fo:background-color="#ffffff" loext:char-shading-value="0" style:font-size-asian="12pt" style:font-size-complex="12pt"/>
    </style:style>
    <style:style style:name="T13" style:family="text">
      <style:text-properties fo:color="#3333ff" style:font-name="Droid Sans Mono" fo:font-size="12pt" officeooo:rsid="00194c36" fo:background-color="#ffffff" loext:char-shading-value="0" style:font-size-asian="12pt" style:font-size-complex="12pt"/>
    </style:style>
    <style:style style:name="T14" style:family="text">
      <style:text-properties fo:color="#3333ff" style:font-name="Droid Sans Mono" fo:font-size="12pt" officeooo:rsid="00218abb" fo:background-color="#ffffff" loext:char-shading-value="0" style:font-size-asian="12pt" style:font-size-complex="12pt"/>
    </style:style>
    <style:style style:name="T15" style:family="text">
      <style:text-properties fo:color="#3333ff" style:font-name="Droid Sans Mono" fo:font-size="12pt" officeooo:rsid="00336e88" fo:background-color="#ffffff" loext:char-shading-value="0" style:font-size-asian="12pt" style:font-size-complex="12pt"/>
    </style:style>
    <style:style style:name="T16" style:family="text">
      <style:text-properties fo:color="#3333ff" style:font-name="Droid Sans Mono" fo:font-size="12pt" officeooo:rsid="00194c36" fo:background-color="#ffffff" loext:char-shading-value="0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00" style:font-name="Droid Sans Mono" fo:font-size="12pt" officeooo:rsid="00218abb" fo:background-color="#ffffff" loext:char-shading-value="0" style:font-size-asian="12pt" style:font-size-complex="12pt"/>
    </style:style>
    <style:style style:name="T19" style:family="text">
      <style:text-properties fo:color="#0000ff" style:font-name="Droid Sans Mono" fo:font-size="12pt" officeooo:rsid="00218abb" fo:background-color="#ffffff" loext:char-shading-value="0" style:font-size-asian="12pt" style:font-size-complex="12pt"/>
    </style:style>
    <style:style style:name="T20" style:family="text">
      <style:text-properties fo:color="#0000ff" style:font-name="Droid Sans Mono" fo:font-size="12pt" officeooo:rsid="00218abb" fo:background-color="transparent" loext:char-shading-value="0" style:font-size-asian="12pt" style:font-size-complex="12pt"/>
    </style:style>
    <style:style style:name="T21" style:family="text">
      <style:text-properties fo:color="#0000ff" style:font-name="Droid Sans Mono" fo:font-size="12pt" officeooo:rsid="00218abb" fo:background-color="transparent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a xlink:type="simple" xlink:href="http://localhost:3000/tickets/create-tickets" text:style-name="Internet_20_link" text:visited-style-name="Visited_20_Internet_20_Link"><text:span text:style-name="T3"/></text:a></text:p>
      <text:p text:style-name="P31"/>
      <text:p text:style-name="P17"><text:a xlink:type="simple" xlink:href="http://localhost:3000/tickets/create-tickets" text:style-name="Internet_20_link" text:visited-style-name="Visited_20_Internet_20_Link">http://localhost:3000/tickets/</text:a><text:span text:style-name="T3">pic-upload</text:span></text:p>
      <text:p text:style-name="P36">{'_id' : req.body._id,</text:p>
      <text:p text:style-name="P22"><text:span text:style-name="T6">'photos' :req</text:span><text:span text:style-name="T1">.</text:span><text:span text:style-name="T6">file</text:span><text:span text:style-name="T1">.</text:span><text:span text:style-name="T6">path</text:span></text:p>
      <text:p text:style-name="P38">}</text:p>
      <text:p text:style-name="P17"><text:a xlink:type="simple" xlink:href="http://localhost:3000/tickets/create-tickets" text:style-name="Internet_20_link" text:visited-style-name="Visited_20_Internet_20_Link"><text:span text:style-name="T3"/></text:a></text:p>
      <text:p text:style-name="P17"><text:a xlink:type="simple" xlink:href="http://localhost:3000/tickets/create-tickets" text:style-name="Internet_20_link" text:visited-style-name="Visited_20_Internet_20_Link"><text:span text:style-name="T3">http://localhost:3000/tickets/</text:span></text:a><text:span text:style-name="T12">get-ticket</text:span></text:p>
      <text:p text:style-name="P41"/>
      <text:p text:style-name="P17"><text:a xlink:type="simple" xlink:href="http://localhost:3000/tickets/create-tickets" text:style-name="Internet_20_link" text:visited-style-name="Visited_20_Internet_20_Link"><text:span text:style-name="T3">http://localhost:3000/tickets/</text:span></text:a><text:span text:style-name="T12">getall-tickets</text:span></text:p>
      <text:p text:style-name="P41"/>
      <text:p text:style-name="P4"><text:a xlink:type="simple" xlink:href="http://localhost:3000/tickets/create-tickets" text:style-name="Internet_20_link" text:visited-style-name="Visited_20_Internet_20_Link"><text:span text:style-name="T10">http://localhost:3000/tickets/create-tickets</text:span></text:a></text:p>
      <text:p text:style-name="P42">{</text:p>
      <text:p text:style-name="P37">"account":req.user.account,</text:p>
      <text:p text:style-name="P23">"email":req.user.email,</text:p>
      <text:p text:style-name="P23">"mobileno":req.user.mobileno,</text:p>
      <text:p text:style-name="P23">"discom":req.user.discom,</text:p>
      <text:p text:style-name="P23">"state":req.user.state,</text:p>
      <text:p text:style-name="P23">"powerFeeder":req.user.powerFeeder, </text:p>
      <text:p text:style-name="P23">"title": req.body.title,</text:p>
      <text:p text:style-name="P23">"description":req.body.description,</text:p>
      <text:p text:style-name="P23">"photos":req.body.photos,</text:p>
      <text:p text:style-name="P23">"status":req.body.status,</text:p>
      <text:p text:style-name="P43">}</text:p>
      <text:p text:style-name="P32"/>
      <text:p text:style-name="P32">http://localhost:3000/user/profile</text:p>
      <text:p text:style-name="P32"/>
      <text:p text:style-name="P20"><text:span text:style-name="T2">http://localhost:3000/user</text:span><text:span text:style-name="T9">/auth/facebook</text:span></text:p>
      <text:p text:style-name="P20"><text:span text:style-name="T2">http://localhost:3000/user/auth/facebook/</text:span><text:span text:style-name="T9">redirect</text:span></text:p>
      <text:p text:style-name="P32"/>
      <text:p text:style-name="P33"/>
      <text:p text:style-name="P20"><text:span text:style-name="T2">http://localhost:3000/user</text:span><text:span text:style-name="T9">/auth/google</text:span></text:p>
      <text:p text:style-name="P21"><text:span text:style-name="T2">http://localhost:3000/user/auth/</text:span><text:span text:style-name="T9">google</text:span><text:span text:style-name="T2">/redirect</text:span></text:p>
      <text:p text:style-name="P45"/>
      <text:p text:style-name="P33">http://localhost:3000/user/passport-logout</text:p>
      <text:p text:style-name="P47"/>
      <text:p text:style-name="P16"><text:a xlink:type="simple" xlink:href="http://localhost:3000/user/passport-login" text:style-name="Internet_20_link" text:visited-style-name="Visited_20_Internet_20_Link"><text:span text:style-name="T4">http://localhost:3000/user/</text:span></text:a><text:span text:style-name="T13">is-user</text:span></text:p>
      <text:p text:style-name="P49">{</text:p>
      <text:p text:style-name="P49">“email”</text:p>
      <text:p text:style-name="P51">}</text:p>
      <text:p text:style-name="P11"/>
      <text:p text:style-name="P16"><text:a xlink:type="simple" xlink:href="http://localhost:3000/user/passport-login" text:style-name="Internet_20_link" text:visited-style-name="Visited_20_Internet_20_Link"><text:span text:style-name="T4">http://localhost:3000/user/</text:span></text:a><text:span text:style-name="T11">feeder-list</text:span></text:p>
      <text:p text:style-name="P51">{</text:p>
      <text:p text:style-name="P53">"powerFeeder"</text:p>
      <text:p text:style-name="P51">}</text:p>
      <text:p text:style-name="P48"/>
      <text:p text:style-name="P47">"resetPasswordExpires" : ISODate("2018-03-05T11:55:51.240Z"),</text:p>
      <text:p text:style-name="P47">"resetPasswordToken" : "QlRnAOiCum2V4iXNFBPojg=="</text:p>
      <text:p text:style-name="P50"/>
      <text:p text:style-name="P44"><text:a xlink:type="simple" xlink:href="http://localhost:3000/user/reset/:token" text:style-name="Internet_20_link" text:visited-style-name="Visited_20_Internet_20_Link"><text:span text:style-name="T11">http://localhost:3000/user/reset/:</text:span></text:a><text:a xlink:type="simple" xlink:href="http://localhost:3000/user/reset/:token" text:style-name="Internet_20_link" text:visited-style-name="Visited_20_Internet_20_Link">token</text:a><text:span text:style-name="T14"> <text:s text:c="4"/></text:span></text:p>
      <text:p text:style-name="P44"><text:span text:style-name="T14"/></text:p>
      <text:p text:style-name="P44"><text:soft-page-break/><text:span text:style-name="T14">post - </text:span><text:span text:style-name="T21">http://localhost:3000/user/reset/QlRnAOiCum2V4iXNFBPojg==</text:span></text:p>
      <text:p text:style-name="P13">{</text:p>
      <text:p text:style-name="P13"><text:tab/>"password":"Qwerty12345$"</text:p>
      <text:p text:style-name="P13">}</text:p>
      <text:p text:style-name="P3"><text:span text:style-name="T15">get - </text:span><text:a xlink:type="simple" xlink:href="http://localhost:3000/user/reset/:token" text:style-name="Internet_20_link" text:visited-style-name="Visited_20_Internet_20_Link"><text:span text:style-name="T11">http://localhost:3000/user/reset/:</text:span></text:a><text:a xlink:type="simple" xlink:href="http://localhost:3000/user/reset/:token" text:style-name="Internet_20_link" text:visited-style-name="Visited_20_Internet_20_Link">token</text:a><text:span text:style-name="T14"> </text:span></text:p>
      <text:p text:style-name="P52"/>
      <text:p text:style-name="P12"/>
      <text:p text:style-name="P34">http://localhost:3000/notification/forgot-password'</text:p>
      <text:p text:style-name="P14"/>
      <text:p text:style-name="P2"><text:a xlink:type="simple" xlink:href="http://localhost:3000/user/forgot" text:style-name="Internet_20_link" text:visited-style-name="Visited_20_Internet_20_Link"><text:span text:style-name="T17">http://localhost:3000/user/forgot</text:span></text:a></text:p>
      <text:p text:style-name="P5">{</text:p>
      <text:p text:style-name="P5"><text:tab/>"email":"aayushkr20@gmail.com"</text:p>
      <text:p text:style-name="P5">}</text:p>
      <text:p text:style-name="P2"><text:a xlink:type="simple" xlink:href="http://localhost:3000/user/passport-login" text:style-name="Internet_20_link" text:visited-style-name="Visited_20_Internet_20_Link"><text:span text:style-name="T17">http://localhost:3000/user/passport-login</text:span></text:a></text:p>
      <text:p text:style-name="P6">{</text:p>
      <text:p text:style-name="P6"><text:tab/>"email" : "aayushkr20@gmail.com",</text:p>
      <text:p text:style-name="P6"><text:tab/>"password":"Qwerty12345#"</text:p>
      <text:p text:style-name="P6">}</text:p>
      <text:p text:style-name="P26"/>
      <text:p text:style-name="P1"><text:a xlink:type="simple" xlink:href="http://localhost:3000/user/update-profile" text:style-name="Internet_20_link" text:visited-style-name="Visited_20_Internet_20_Link"><text:span text:style-name="T17">http://localhost:3000/user/update-profile</text:span></text:a></text:p>
      <text:p text:style-name="P7">{</text:p>
      <text:p text:style-name="P7"><text:tab/>"account" : "123456",</text:p>
      <text:p text:style-name="P7"><text:s text:c="4"/>"firstname":"aayush",</text:p>
      <text:p text:style-name="P7"><text:s text:c="4"/>"lastname":"kumar",</text:p>
      <text:p text:style-name="P7"><text:s text:c="4"/>"email": "aayushkr10@gmail.com",</text:p>
      <text:p text:style-name="P7"><text:s text:c="4"/>"mobileno":"8553538923",</text:p>
      <text:p text:style-name="P7"><text:s text:c="4"/>"occupation": "doctor",</text:p>
      <text:p text:style-name="P7"><text:s text:c="4"/>"state": "delhi",</text:p>
      <text:p text:style-name="P7"><text:s text:c="4"/>"discom": "delhi",</text:p>
      <text:p text:style-name="P7"><text:s text:c="4"/>"city": "delhi",</text:p>
      <text:p text:style-name="P7"><text:s text:c="4"/>"powerFeeder": "noida",</text:p>
      <text:p text:style-name="P7"><text:s text:c="4"/>"pin": "201301",</text:p>
      <text:p text:style-name="P7"><text:s text:c="4"/>"gender":"male",</text:p>
      <text:p text:style-name="P7"><text:s text:c="4"/>"notification": "sms"</text:p>
      <text:p text:style-name="P7">}</text:p>
      <text:p text:style-name="P26"/>
      <text:p text:style-name="P1"><text:a xlink:type="simple" xlink:href="http://localhost:3000/user/passport-signup" text:style-name="Internet_20_link" text:visited-style-name="Visited_20_Internet_20_Link"><text:span text:style-name="T17">http://localhost:3000/user/passport-signup</text:span></text:a></text:p>
      <text:p text:style-name="P7">{</text:p>
      <text:p text:style-name="P7"><text:tab/>"email":"aayushkr15@gmail.com",</text:p>
      <text:p text:style-name="P7"><text:tab/>"password":"qwerty12345#"</text:p>
      <text:p text:style-name="P7">}</text:p>
      <text:p text:style-name="P26"/>
      <text:p text:style-name="P1"><text:a xlink:type="simple" xlink:href="http://localhost:3000/user/is-user" text:style-name="Internet_20_link" text:visited-style-name="Visited_20_Internet_20_Link"><text:span text:style-name="T17">http://localhost:3000/user/is-user</text:span></text:a></text:p>
      <text:p text:style-name="P7">{</text:p>
      <text:p text:style-name="P7"><text:tab/>"email":"aayushkr10@gmail.com"</text:p>
      <text:p text:style-name="P7">}</text:p>
      <text:p text:style-name="P26"/>
      <text:p text:style-name="P1"><text:a xlink:type="simple" xlink:href="http://localhost:3000/tickets/create-tickets" text:style-name="Internet_20_link" text:visited-style-name="Visited_20_Internet_20_Link"><text:span text:style-name="T17">http://localhost:3000/tickets/create-tickets</text:span></text:a></text:p>
      <text:p text:style-name="P7">{</text:p>
      <text:p text:style-name="P7"><text:tab/>"title": "we3r3fefefef",</text:p>
      <text:p text:style-name="P7"><text:tab/>"status" : "open",</text:p>
      <text:p text:style-name="P7"><text:tab/>"description": "jdadahudhwygywgfywdgw"</text:p>
      <text:p text:style-name="P7"><text:soft-page-break/><text:tab/></text:p>
      <text:p text:style-name="P7">}</text:p>
      <text:p text:style-name="P26"/>
      <text:p text:style-name="P26"/>
      <text:p text:style-name="P1"><text:a xlink:type="simple" xlink:href="http://localhost:3000/tickets/status-change" text:style-name="Internet_20_link" text:visited-style-name="Visited_20_Internet_20_Link"><text:span text:style-name="T17">http://localhost:3000/tickets/status-change</text:span></text:a></text:p>
      <text:p text:style-name="P7">{</text:p>
      <text:p text:style-name="P7"><text:tab/>"_id":"5a94fb003763822602b96211",</text:p>
      <text:p text:style-name="P7"><text:tab/>"status":"resolved"</text:p>
      <text:p text:style-name="P7">}</text:p>
      <text:p text:style-name="P19"><text:a xlink:type="simple" xlink:href="http://localhost:3000/powercut/passed-powercuts" text:style-name="Internet_20_link" text:visited-style-name="Visited_20_Internet_20_Link"><text:span text:style-name="T5">http://localhost:3000/powercut/</text:span></text:a><text:span text:style-name="T16">Allpowercuts</text:span></text:p>
      <text:p text:style-name="P10"/>
      <text:p text:style-name="P18"><text:a xlink:type="simple" xlink:href="http://localhost:3000/powercut/passed-powercuts" text:style-name="Internet_20_link" text:visited-style-name="Visited_20_Internet_20_Link"><text:span text:style-name="T5">http://localhost:3000/powercut/</text:span></text:a><text:span text:style-name="T13">ongoing-powercuts</text:span></text:p>
      <text:p text:style-name="P35"/>
      <text:p text:style-name="P18"><text:a xlink:type="simple" xlink:href="http://localhost:3000/powercut/passed-powercuts" text:style-name="Internet_20_link" text:visited-style-name="Visited_20_Internet_20_Link"><text:span text:style-name="T5">http://localhost:3000/powercut/</text:span></text:a><text:a xlink:type="simple" xlink:href="http://localhost:3000/powercut/passed-powercuts" text:style-name="Internet_20_link" text:visited-style-name="Visited_20_Internet_20_Link"><text:span text:style-name="T11">passed-powercuts</text:span></text:a></text:p>
      <text:p text:style-name="P54"/>
      <text:p text:style-name="P18"><text:a xlink:type="simple" xlink:href="http://localhost:3000/powercut/schedule-powercut" text:style-name="Internet_20_link" text:visited-style-name="Visited_20_Internet_20_Link">http://localhost:3000/powercut/</text:a><text:span text:style-name="T4">scheduled-powercuts</text:span></text:p>
      <text:p text:style-name="P46"/>
      <text:p text:style-name="P8"/>
      <text:p text:style-name="P1"><text:a xlink:type="simple" xlink:href="http://localhost:3000/powercut/schedule-powercut" text:style-name="Internet_20_link" text:visited-style-name="Visited_20_Internet_20_Link"><text:span text:style-name="T17">http://localhost:3000/powercut/schedule-powercut</text:span></text:a></text:p>
      <text:p text:style-name="P7">{</text:p>
      <text:p text:style-name="P7">"from": "89",</text:p>
      <text:p text:style-name="P7">"to":"78"<text:tab/>,</text:p>
      <text:p text:style-name="P7">"state":"bihar",</text:p>
      <text:p text:style-name="P7">"discom":"patna",</text:p>
      <text:p text:style-name="P7">"feeder":"patna city",</text:p>
      <text:p text:style-name="P7">"status":"0"</text:p>
      <text:p text:style-name="P7">}</text:p>
      <text:p text:style-name="P19"><text:a xlink:type="simple" xlink:href="http://localhost:3000/powercut/passed-powercuts" text:style-name="Internet_20_link" text:visited-style-name="Visited_20_Internet_20_Link">http://localhost:3000/powercut</text:a><text:span text:style-name="T5">/</text:span><text:span text:style-name="T16">change-status</text:span></text:p>
      <text:p text:style-name="P39">{</text:p>
      <text:p text:style-name="P39">"_id": ObjectId(req.body._id),</text:p>
      <text:p text:style-name="P23">"status": req.body.status</text:p>
      <text:p text:style-name="P39"/>
      <text:p text:style-name="P40">}</text:p>
      <text:p text:style-name="P26"/>
      <text:p text:style-name="P1"><text:a xlink:type="simple" xlink:href="http://localhost:3000/powercut/change-status" text:style-name="Internet_20_link" text:visited-style-name="Visited_20_Internet_20_Link"><text:span text:style-name="T17">http://localhost:3000/powercut/change-status</text:span></text:a></text:p>
      <text:p text:style-name="P7">{</text:p>
      <text:p text:style-name="P7"><text:tab/>"_id":"5a9533718f0f5b21aef9c1d2",</text:p>
      <text:p text:style-name="P7"><text:tab/>"status":"1"</text:p>
      <text:p text:style-name="P7">}</text:p>
      <text:p text:style-name="P9"/>
      <text:p text:style-name="P15">http://localhost:3000/notification/send-scheduled-powercut-email</text:p>
      <text:p text:style-name="P28">{</text:p>
      <text:p text:style-name="P28"><text:tab/>"feeder":"noida city",</text:p>
      <text:p text:style-name="P28"><text:tab/>"date": "22/12/2018",</text:p>
      <text:p text:style-name="P28"><text:tab/>"starttime": "3pm",</text:p>
      <text:p text:style-name="P28"><text:tab/>"endtime":"4pm"</text:p>
      <text:p text:style-name="P28">}</text:p>
      <text:p text:style-name="P28"/>
      <text:p text:style-name="P29">http://localhost:3000/notification/send-ticket-create-email-notification</text:p>
      <text:p text:style-name="P29">http://localhost:3000/notification/send-ticket-status-change-email-notification</text:p>
      <text:p text:style-name="P29">http://localhost:3000/notification/forgot-password</text:p>
      <text:p text:style-name="P29"><text:a xlink:type="simple" xlink:href="http://localhost:3000/notification/confirm-password-change" text:style-name="Internet_20_link" text:visited-style-name="Visited_20_Internet_20_Link">http://localhost:3000/notification/confirm-password-change</text:a></text:p>
      <text:p text:style-name="P30"><text:soft-page-break/><text:a xlink:type="simple" xlink:href="http://localhost:3000/notification/confirm-password-change" text:style-name="Internet_20_link" text:visited-style-name="Visited_20_Internet_20_Link"><text:span text:style-name="T8"/></text:a></text:p>
      <text:p text:style-name="P30"><text:a xlink:type="simple" xlink:href="http://localhost:3000/notification/confirm-password-change" text:style-name="Internet_20_link" text:visited-style-name="Visited_20_Internet_20_Link"><text:span text:style-name="T8">http://localhost:3000/notification/</text:span></text:a><text:span text:style-name="T7">send-ongoing-powercut-email</text:span></text:p>
      <text:p text:style-name="P55">{</text:p>
      <text:p text:style-name="P24">"feeder":"noida city",</text:p>
      <text:p text:style-name="P24">"endtime":"4pm"</text:p>
      <text:p text:style-name="P55">}</text:p>
      <text:p text:style-name="P25"/>
      <text:p text:style-name="P2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06:59.842233317</meta:creation-date>
    <meta:generator>LibreOffice/5.1.6.2$Linux_X86_64 LibreOffice_project/10m0$Build-2</meta:generator>
    <dc:date>2018-03-09T16:48:00.480825114</dc:date>
    <meta:editing-duration>PT3H45M52S</meta:editing-duration>
    <meta:editing-cycles>15</meta:editing-cycles>
    <meta:document-statistic meta:table-count="0" meta:image-count="0" meta:object-count="0" meta:page-count="4" meta:paragraph-count="127" meta:word-count="163" meta:character-count="3133" meta:non-whitespace-character-count="3021"/>
  </office:meta>
</office:document-meta>
</file>